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Expenses_for_OPCC_by_pay_re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">
            <text:p>ExpenseClaimID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Cost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ClaimTypePublicTrans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71"/>
        </table:table-row>
        <table:table-row table:style-name="ro2">
          <table:table-cell office:value-type="float" office:value="646442" table:style-name="ce3">
            <text:p>646442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olFed Bravery Awards</text:p>
          </table:table-cell>
          <table:table-cell office:value-type="date" office:date-value="2023-07-13T00:00:00" table:style-name="ce5">
            <text:p>13-Jul-23</text:p>
          </table:table-cell>
          <table:table-cell office:value-type="string" table:style-name="ce4">
            <text:p>Out of Force</text:p>
          </table:table-cell>
          <table:table-cell office:value-type="float" office:value="6.9" table:style-name="ce6">
            <text:p>6.9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8" table:style-name="ce7">
            <text:p>8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3">
          <table:table-cell office:value-type="float" office:value="646446" table:style-name="ce3">
            <text:p>646446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dventure Plus</text:p>
            <text:p>Gerrards Cross (Bucks Com Safety)</text:p>
          </table:table-cell>
          <table:table-cell office:value-type="date" office:date-value="2023-07-28T00:00:00" table:style-name="ce5">
            <text:p>28-Jul-23</text:p>
          </table:table-cell>
          <table:table-cell office:value-type="string" table:style-name="ce4">
            <text:p>Out of Force</text:p>
          </table:table-cell>
          <table:table-cell office:value-type="float" office:value="6.2" table:style-name="ce6">
            <text:p>6.2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8" table:style-name="ce7">
            <text:p>8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2">
          <table:table-cell office:value-type="float" office:value="646447" table:style-name="ce3">
            <text:p>646447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LCJB</text:p>
            <text:p>UoR</text:p>
          </table:table-cell>
          <table:table-cell office:value-type="date" office:date-value="2023-07-31T00:00:00" table:style-name="ce5">
            <text:p>31-Jul-23</text:p>
          </table:table-cell>
          <table:table-cell office:value-type="string" table:style-name="ce4">
            <text:p>Out of Force</text:p>
          </table:table-cell>
          <table:table-cell office:value-type="float" office:value="6.1" table:style-name="ce6">
            <text:p>6.1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8" table:style-name="ce7">
            <text:p>8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2">
          <table:table-cell office:value-type="float" office:value="646448" table:style-name="ce3">
            <text:p>646448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John Lewis</text:p>
            <text:p>Bow Brickhill PC</text:p>
          </table:table-cell>
          <table:table-cell office:value-type="date" office:date-value="2023-08-02T00:00:00" table:style-name="ce5">
            <text:p>02-Aug-23</text:p>
          </table:table-cell>
          <table:table-cell office:value-type="string" table:style-name="ce4">
            <text:p>Out of Force</text:p>
          </table:table-cell>
          <table:table-cell office:value-type="float" office:value="4.8" table:style-name="ce6">
            <text:p>4.8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8" table:style-name="ce7">
            <text:p>8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2">
          <table:table-cell office:value-type="float" office:value="646450" table:style-name="ce3">
            <text:p>646450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itizen Aid</text:p>
          </table:table-cell>
          <table:table-cell office:value-type="date" office:date-value="2023-08-09T00:00:00" table:style-name="ce5">
            <text:p>09-Aug-23</text:p>
          </table:table-cell>
          <table:table-cell office:value-type="string" table:style-name="ce4">
            <text:p>Out of Force</text:p>
          </table:table-cell>
          <table:table-cell office:value-type="float" office:value="2.2999999999999998" table:style-name="ce6">
            <text:p>2.3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8" table:style-name="ce7">
            <text:p>8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Nancy Rooke</meta:initial-creator>
    <dc:creator>Roberts, Charlotte (C7904)</dc:creator>
    <meta:creation-date>2023-08-15T10:41:07Z</meta:creation-date>
    <dc:date>2023-09-01T13:57:54Z</dc:date>
    <meta:print-date>2023-09-01T13:56:57Z</meta:print-date>
  </office:meta>
</office:document-meta>
</file>